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846078431373" calcext:value-type="float">
            <text:p>2.21846</text:p>
          </table:table-cell>
          <table:table-cell office:value-type="float" office:value="2.41225208594076" calcext:value-type="float">
            <text:p>2.41225</text:p>
          </table:table-cell>
          <table:table-cell office:value-type="float" office:value="3.49632790988736" calcext:value-type="float">
            <text:p>3.49633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293064246975" calcext:value-type="float">
            <text:p>2.22293</text:p>
          </table:table-cell>
          <table:table-cell office:value-type="float" office:value="2.40691833541927" calcext:value-type="float">
            <text:p>2.40692</text:p>
          </table:table-cell>
          <table:table-cell office:value-type="float" office:value="3.51707008760951" calcext:value-type="float">
            <text:p>3.51707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047418104526" calcext:value-type="float">
            <text:p>2.22047</text:p>
          </table:table-cell>
          <table:table-cell office:value-type="float" office:value="2.39730328415437" calcext:value-type="float">
            <text:p>2.3973</text:p>
          </table:table-cell>
          <table:table-cell office:value-type="float" office:value="3.88241185296324" calcext:value-type="float">
            <text:p>3.8824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4216160163415" calcext:value-type="float">
            <text:p>2.24216</text:p>
          </table:table-cell>
          <table:table-cell office:value-type="float" office:value="2.3855662206103" calcext:value-type="float">
            <text:p>2.38557</text:p>
          </table:table-cell>
          <table:table-cell office:value-type="float" office:value="3.88344797398699" calcext:value-type="float">
            <text:p>3.88345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102999416375" calcext:value-type="float">
            <text:p>2.26103</text:p>
          </table:table-cell>
          <table:table-cell office:value-type="float" office:value="2.38536810071702" calcext:value-type="float">
            <text:p>2.38537</text:p>
          </table:table-cell>
          <table:table-cell office:value-type="float" office:value="3.85330415207604" calcext:value-type="float">
            <text:p>3.8533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400183379178" calcext:value-type="float">
            <text:p>2.214</text:p>
          </table:table-cell>
          <table:table-cell office:value-type="float" office:value="2.37261596649162" calcext:value-type="float">
            <text:p>2.37262</text:p>
          </table:table-cell>
          <table:table-cell office:value-type="float" office:value="3.89012503125781" calcext:value-type="float">
            <text:p>3.89013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494339504628" calcext:value-type="float">
            <text:p>2.22494</text:p>
          </table:table-cell>
          <table:table-cell office:value-type="float" office:value="2.34101492786256" calcext:value-type="float">
            <text:p>2.34101</text:p>
          </table:table-cell>
          <table:table-cell office:value-type="float" office:value="3.90227170377783" calcext:value-type="float">
            <text:p>3.90227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2167732631051" calcext:value-type="float">
            <text:p>2.22168</text:p>
          </table:table-cell>
          <table:table-cell office:value-type="float" office:value="2.33365458573698" calcext:value-type="float">
            <text:p>2.33365</text:p>
          </table:table-cell>
          <table:table-cell office:value-type="float" office:value="3.49547404063205" calcext:value-type="float">
            <text:p>3.49547</text:p>
          </table:table-cell>
          <table:table-cell office:value-type="float" office:value="9568800" calcext:value-type="float">
            <text:p>9568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759365874009" calcext:value-type="float">
            <text:p>2.25759</text:p>
          </table:table-cell>
          <table:table-cell office:value-type="float" office:value="2.33163266583229" calcext:value-type="float">
            <text:p>2.33163</text:p>
          </table:table-cell>
          <table:table-cell office:value-type="float" office:value="3.72360325406758" calcext:value-type="float">
            <text:p>3.7236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2812578222778" calcext:value-type="float">
            <text:p>2.32813</text:p>
          </table:table-cell>
          <table:table-cell office:value-type="float" office:value="2.38729828952858" calcext:value-type="float">
            <text:p>2.3873</text:p>
          </table:table-cell>
          <table:table-cell office:value-type="float" office:value="4.3635944931164" calcext:value-type="float">
            <text:p>4.36359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759115561118" calcext:value-type="float">
            <text:p>2.25759</text:p>
          </table:table-cell>
          <table:table-cell office:value-type="float" office:value="2.32726199415937" calcext:value-type="float">
            <text:p>2.32726</text:p>
          </table:table-cell>
          <table:table-cell office:value-type="float" office:value="3.74352065081352" calcext:value-type="float">
            <text:p>3.74352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32224005349381" calcext:value-type="float">
            <text:p>2.32224</text:p>
          </table:table-cell>
          <table:table-cell office:value-type="float" office:value="2.44606799565363" calcext:value-type="float">
            <text:p>2.44607</text:p>
          </table:table-cell>
          <table:table-cell office:value-type="float" office:value="4.45394558676028" calcext:value-type="float">
            <text:p>4.45395</text:p>
          </table:table-cell>
          <table:table-cell office:value-type="float" office:value="9571200" calcext:value-type="float">
            <text:p>9571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348188224502" calcext:value-type="float">
            <text:p>2.21348</text:p>
          </table:table-cell>
          <table:table-cell office:value-type="float" office:value="2.31986312651155" calcext:value-type="float">
            <text:p>2.31986</text:p>
          </table:table-cell>
          <table:table-cell office:value-type="float" office:value="3.92926820115086" calcext:value-type="float">
            <text:p>3.92927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838423028786" calcext:value-type="float">
            <text:p>2.31838</text:p>
          </table:table-cell>
          <table:table-cell office:value-type="float" office:value="2.41787567793075" calcext:value-type="float">
            <text:p>2.41788</text:p>
          </table:table-cell>
          <table:table-cell office:value-type="float" office:value="4.43076095118899" calcext:value-type="float">
            <text:p>4.43076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262112281582" calcext:value-type="float">
            <text:p>2.22262</text:p>
          </table:table-cell>
          <table:table-cell office:value-type="float" office:value="2.31361863556559" calcext:value-type="float">
            <text:p>2.31362</text:p>
          </table:table-cell>
          <table:table-cell office:value-type="float" office:value="3.49624153498871" calcext:value-type="float">
            <text:p>3.49624</text:p>
          </table:table-cell>
          <table:table-cell office:value-type="float" office:value="9568800" calcext:value-type="float">
            <text:p>9568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848033684386" calcext:value-type="float">
            <text:p>2.30848</text:p>
          </table:table-cell>
          <table:table-cell office:value-type="float" office:value="2.44705261618188" calcext:value-type="float">
            <text:p>2.44705</text:p>
          </table:table-cell>
          <table:table-cell office:value-type="float" office:value="4.37615471414243" calcext:value-type="float">
            <text:p>4.37615</text:p>
          </table:table-cell>
          <table:table-cell office:value-type="float" office:value="9571200" calcext:value-type="float">
            <text:p>9571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390651067734" calcext:value-type="float">
            <text:p>2.30391</text:p>
          </table:table-cell>
          <table:table-cell office:value-type="float" office:value="2.41402944611278" calcext:value-type="float">
            <text:p>2.41403</text:p>
          </table:table-cell>
          <table:table-cell office:value-type="float" office:value="4.43286286286286" calcext:value-type="float">
            <text:p>4.43286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9928449282616" calcext:value-type="float">
            <text:p>2.29928</text:p>
          </table:table-cell>
          <table:table-cell office:value-type="float" office:value="2.40176843510177" calcext:value-type="float">
            <text:p>2.40177</text:p>
          </table:table-cell>
          <table:table-cell office:value-type="float" office:value="4.3343506006006" calcext:value-type="float">
            <text:p>4.33435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9528333750313" calcext:value-type="float">
            <text:p>2.29528</text:p>
          </table:table-cell>
          <table:table-cell office:value-type="float" office:value="2.37511154198983" calcext:value-type="float">
            <text:p>2.37511</text:p>
          </table:table-cell>
          <table:table-cell office:value-type="float" office:value="4.49614335751814" calcext:value-type="float">
            <text:p>4.49614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6221933450234" calcext:value-type="float">
            <text:p>2.16222</text:p>
          </table:table-cell>
          <table:table-cell office:value-type="float" office:value="2.29341578991316" calcext:value-type="float">
            <text:p>2.29342</text:p>
          </table:table-cell>
          <table:table-cell office:value-type="float" office:value="3.11376002004008" calcext:value-type="float">
            <text:p>3.11376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9311097906763" calcext:value-type="float">
            <text:p>2.29311</text:p>
          </table:table-cell>
          <table:table-cell office:value-type="float" office:value="2.37936097906763" calcext:value-type="float">
            <text:p>2.37936</text:p>
          </table:table-cell>
          <table:table-cell office:value-type="float" office:value="4.36718663997999" calcext:value-type="float">
            <text:p>4.36719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270916833667" calcext:value-type="float">
            <text:p>2.15271</text:p>
          </table:table-cell>
          <table:table-cell office:value-type="float" office:value="2.28954669756179" calcext:value-type="float">
            <text:p>2.28955</text:p>
          </table:table-cell>
          <table:table-cell office:value-type="float" office:value="3.16530936873747" calcext:value-type="float">
            <text:p>3.16531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014114922384" calcext:value-type="float">
            <text:p>2.26014</text:p>
          </table:table-cell>
          <table:table-cell office:value-type="float" office:value="2.2647754965782" calcext:value-type="float">
            <text:p>2.26478</text:p>
          </table:table-cell>
          <table:table-cell office:value-type="float" office:value="3.76405232849274" calcext:value-type="float">
            <text:p>3.76405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92290519112" calcext:value-type="float">
            <text:p>2.24923</text:p>
          </table:table-cell>
          <table:table-cell office:value-type="float" office:value="2.26433942580537" calcext:value-type="float">
            <text:p>2.26434</text:p>
          </table:table-cell>
          <table:table-cell office:value-type="float" office:value="3.76422258387581" calcext:value-type="float">
            <text:p>3.76422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3326651238429" calcext:value-type="float">
            <text:p>2.23327</text:p>
          </table:table-cell>
          <table:table-cell office:value-type="float" office:value="2.26033264531732" calcext:value-type="float">
            <text:p>2.26033</text:p>
          </table:table-cell>
          <table:table-cell office:value-type="float" office:value="3.34817237928446" calcext:value-type="float">
            <text:p>3.34817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230162204987" calcext:value-type="float">
            <text:p>2.2423</text:p>
          </table:table-cell>
          <table:table-cell office:value-type="float" office:value="2.25800975731799" calcext:value-type="float">
            <text:p>2.25801</text:p>
          </table:table-cell>
          <table:table-cell office:value-type="float" office:value="3.44863397548161" calcext:value-type="float">
            <text:p>3.44863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5052481870468" calcext:value-type="float">
            <text:p>2.25052</text:p>
          </table:table-cell>
          <table:table-cell office:value-type="float" office:value="2.27594315245478" calcext:value-type="float">
            <text:p>2.27594</text:p>
          </table:table-cell>
          <table:table-cell office:value-type="float" office:value="4.00755188797199" calcext:value-type="float">
            <text:p>4.00755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486768018018" calcext:value-type="float">
            <text:p>2.24868</text:p>
          </table:table-cell>
          <table:table-cell office:value-type="float" office:value="2.38126939439439" calcext:value-type="float">
            <text:p>2.38127</text:p>
          </table:table-cell>
          <table:table-cell office:value-type="float" office:value="3.93802927927928" calcext:value-type="float">
            <text:p>3.93803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773880970243" calcext:value-type="float">
            <text:p>2.24774</text:p>
          </table:table-cell>
          <table:table-cell office:value-type="float" office:value="2.29291208218721" calcext:value-type="float">
            <text:p>2.29291</text:p>
          </table:table-cell>
          <table:table-cell office:value-type="float" office:value="4.00558639659915" calcext:value-type="float">
            <text:p>4.0055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39094302636" calcext:value-type="float">
            <text:p>2.24391</text:p>
          </table:table-cell>
          <table:table-cell office:value-type="float" office:value="2.39121882298966" calcext:value-type="float">
            <text:p>2.39122</text:p>
          </table:table-cell>
          <table:table-cell office:value-type="float" office:value="4.07115115115115" calcext:value-type="float">
            <text:p>4.07115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559966216216" calcext:value-type="float">
            <text:p>2.2356</text:p>
          </table:table-cell>
          <table:table-cell office:value-type="float" office:value="2.39937166333" calcext:value-type="float">
            <text:p>2.39937</text:p>
          </table:table-cell>
          <table:table-cell office:value-type="float" office:value="3.99707082082082" calcext:value-type="float">
            <text:p>3.99707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77715941304" calcext:value-type="float">
            <text:p>2.21777</text:p>
          </table:table-cell>
          <table:table-cell office:value-type="float" office:value="2.23550254293814" calcext:value-type="float">
            <text:p>2.2355</text:p>
          </table:table-cell>
          <table:table-cell office:value-type="float" office:value="2.70885192596298" calcext:value-type="float">
            <text:p>2.70885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3213234067401" calcext:value-type="float">
            <text:p>2.23213</text:p>
          </table:table-cell>
          <table:table-cell office:value-type="float" office:value="2.40474443193193" calcext:value-type="float">
            <text:p>2.40474</text:p>
          </table:table-cell>
          <table:table-cell office:value-type="float" office:value="3.96753628628629" calcext:value-type="float">
            <text:p>3.96754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2937890722681" calcext:value-type="float">
            <text:p>2.22938</text:p>
          </table:table-cell>
          <table:table-cell office:value-type="float" office:value="2.33954790781029" calcext:value-type="float">
            <text:p>2.33955</text:p>
          </table:table-cell>
          <table:table-cell office:value-type="float" office:value="3.69536759189797" calcext:value-type="float">
            <text:p>3.69537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594453476738" calcext:value-type="float">
            <text:p>2.19594</text:p>
          </table:table-cell>
          <table:table-cell office:value-type="float" office:value="2.22646948474237" calcext:value-type="float">
            <text:p>2.22647</text:p>
          </table:table-cell>
          <table:table-cell office:value-type="float" office:value="2.7171935967984" calcext:value-type="float">
            <text:p>2.71719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2611298657998" calcext:value-type="float">
            <text:p>2.22611</text:p>
          </table:table-cell>
          <table:table-cell office:value-type="float" office:value="2.35282039259815" calcext:value-type="float">
            <text:p>2.35282</text:p>
          </table:table-cell>
          <table:table-cell office:value-type="float" office:value="3.65221430357589" calcext:value-type="float">
            <text:p>3.6522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.22427109388027" calcext:value-type="float">
            <text:p>2.22427</text:p>
          </table:table-cell>
          <table:table-cell office:value-type="float" office:value="2.43401346506587" calcext:value-type="float">
            <text:p>2.43401</text:p>
          </table:table-cell>
          <table:table-cell office:value-type="float" office:value="3.97373436718359" calcext:value-type="float">
            <text:p>3.97373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561770468568" calcext:value-type="float">
            <text:p>2.19562</text:p>
          </table:table-cell>
          <table:table-cell office:value-type="float" office:value="2.42434686093046" calcext:value-type="float">
            <text:p>2.42435</text:p>
          </table:table-cell>
          <table:table-cell office:value-type="float" office:value="3.8541595797899" calcext:value-type="float">
            <text:p>3.85416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533037352009" calcext:value-type="float">
            <text:p>2.19533</text:p>
          </table:table-cell>
          <table:table-cell office:value-type="float" office:value="2.31336136818409" calcext:value-type="float">
            <text:p>2.31336</text:p>
          </table:table-cell>
          <table:table-cell office:value-type="float" office:value="3.30568909454727" calcext:value-type="float">
            <text:p>3.30569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9456050371112" calcext:value-type="float">
            <text:p>2.19456</text:p>
          </table:table-cell>
          <table:table-cell office:value-type="float" office:value="2.37934471687099" calcext:value-type="float">
            <text:p>2.37934</text:p>
          </table:table-cell>
          <table:table-cell office:value-type="float" office:value="3.25797473104829" calcext:value-type="float">
            <text:p>3.25797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444855090621" calcext:value-type="float">
            <text:p>2.19445</text:p>
          </table:table-cell>
          <table:table-cell office:value-type="float" office:value="2.34706850831036" calcext:value-type="float">
            <text:p>2.34707</text:p>
          </table:table-cell>
          <table:table-cell office:value-type="float" office:value="3.47331245301929" calcext:value-type="float">
            <text:p>3.47331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416207989325" calcext:value-type="float">
            <text:p>2.19416</text:p>
          </table:table-cell>
          <table:table-cell office:value-type="float" office:value="2.39251521974814" calcext:value-type="float">
            <text:p>2.39252</text:p>
          </table:table-cell>
          <table:table-cell office:value-type="float" office:value="3.27290092569427" calcext:value-type="float">
            <text:p>3.2729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30414165416" calcext:value-type="float">
            <text:p>2.19304</text:p>
          </table:table-cell>
          <table:table-cell office:value-type="float" office:value="2.18274553943638" calcext:value-type="float">
            <text:p>2.18275</text:p>
          </table:table-cell>
          <table:table-cell office:value-type="float" office:value="3.33307528764382" calcext:value-type="float">
            <text:p>3.33308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011557862264" calcext:value-type="float">
            <text:p>2.19012</text:p>
          </table:table-cell>
          <table:table-cell office:value-type="float" office:value="2.43715295147574" calcext:value-type="float">
            <text:p>2.43715</text:p>
          </table:table-cell>
          <table:table-cell office:value-type="float" office:value="3.8619272136068" calcext:value-type="float">
            <text:p>3.86193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8700892112723" calcext:value-type="float">
            <text:p>2.18701</text:p>
          </table:table-cell>
          <table:table-cell office:value-type="float" office:value="2.45384754877439" calcext:value-type="float">
            <text:p>2.45385</text:p>
          </table:table-cell>
          <table:table-cell office:value-type="float" office:value="4.09722111055528" calcext:value-type="float">
            <text:p>4.09722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8610884907709" calcext:value-type="float">
            <text:p>2.18611</text:p>
          </table:table-cell>
          <table:table-cell office:value-type="float" office:value="2.33555813079429" calcext:value-type="float">
            <text:p>2.33556</text:p>
          </table:table-cell>
          <table:table-cell office:value-type="float" office:value="3.45468804810824" calcext:value-type="float">
            <text:p>3.45469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588064865766" calcext:value-type="float">
            <text:p>2.18588</text:p>
          </table:table-cell>
          <table:table-cell office:value-type="float" office:value="2.19950631565783" calcext:value-type="float">
            <text:p>2.19951</text:p>
          </table:table-cell>
          <table:table-cell office:value-type="float" office:value="3.30481740870435" calcext:value-type="float">
            <text:p>3.30482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840024178756" calcext:value-type="float">
            <text:p>2.184</text:p>
          </table:table-cell>
          <table:table-cell office:value-type="float" office:value="2.30221506586627" calcext:value-type="float">
            <text:p>2.30222</text:p>
          </table:table-cell>
          <table:table-cell office:value-type="float" office:value="3.25637443721861" calcext:value-type="float">
            <text:p>3.25637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7521276373947" calcext:value-type="float">
            <text:p>2.17521</text:p>
          </table:table-cell>
          <table:table-cell office:value-type="float" office:value="2.29432730798099" calcext:value-type="float">
            <text:p>2.29433</text:p>
          </table:table-cell>
          <table:table-cell office:value-type="float" office:value="3.14038779084313" calcext:value-type="float">
            <text:p>3.14039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17470815620572" calcext:value-type="float">
            <text:p>2.17471</text:p>
          </table:table-cell>
          <table:table-cell office:value-type="float" office:value="2.26474597816121" calcext:value-type="float">
            <text:p>2.26475</text:p>
          </table:table-cell>
          <table:table-cell office:value-type="float" office:value="3.36771317829457" calcext:value-type="float">
            <text:p>3.3677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775996082354" calcext:value-type="float">
            <text:p>2.16776</text:p>
          </table:table-cell>
          <table:table-cell office:value-type="float" office:value="2.2867322038843" calcext:value-type="float">
            <text:p>2.28673</text:p>
          </table:table-cell>
          <table:table-cell office:value-type="float" office:value="3.38781195298825" calcext:value-type="float">
            <text:p>3.3878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7790648358109" calcext:value-type="float">
            <text:p>2.17791</text:p>
          </table:table-cell>
          <table:table-cell office:value-type="float" office:value="2.16112307886117" calcext:value-type="float">
            <text:p>2.16112</text:p>
          </table:table-cell>
          <table:table-cell office:value-type="float" office:value="2.90472411186697" calcext:value-type="float">
            <text:p>2.90472</text:p>
          </table:table-cell>
          <table:table-cell office:value-type="float" office:value="9525600" calcext:value-type="float">
            <text:p>9525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650174267238" calcext:value-type="float">
            <text:p>2.1765</text:p>
          </table:table-cell>
          <table:table-cell office:value-type="float" office:value="2.1606037414966" calcext:value-type="float">
            <text:p>2.1606</text:p>
          </table:table-cell>
          <table:table-cell office:value-type="float" office:value="2.92082010582011" calcext:value-type="float">
            <text:p>2.92082</text:p>
          </table:table-cell>
          <table:table-cell office:value-type="float" office:value="9525600" calcext:value-type="float">
            <text:p>9525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730871069969" calcext:value-type="float">
            <text:p>2.15731</text:p>
          </table:table-cell>
          <table:table-cell office:value-type="float" office:value="2.11651665832708" calcext:value-type="float">
            <text:p>2.11652</text:p>
          </table:table-cell>
          <table:table-cell office:value-type="float" office:value="2.75906554916187" calcext:value-type="float">
            <text:p>2.75907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5290582520223" calcext:value-type="float">
            <text:p>2.15291</text:p>
          </table:table-cell>
          <table:table-cell office:value-type="float" office:value="2.13124322408473" calcext:value-type="float">
            <text:p>2.13124</text:p>
          </table:table-cell>
          <table:table-cell office:value-type="float" office:value="2.74985238929197" calcext:value-type="float">
            <text:p>2.74985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4154815556668" calcext:value-type="float">
            <text:p>2.14155</text:p>
          </table:table-cell>
          <table:table-cell office:value-type="float" office:value="2.30646146302788" calcext:value-type="float">
            <text:p>2.30646</text:p>
          </table:table-cell>
          <table:table-cell office:value-type="float" office:value="3.26842638958438" calcext:value-type="float">
            <text:p>3.26843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894675346353" calcext:value-type="float">
            <text:p>2.13895</text:p>
          </table:table-cell>
          <table:table-cell office:value-type="float" office:value="2.28887132782507" calcext:value-type="float">
            <text:p>2.28887</text:p>
          </table:table-cell>
          <table:table-cell office:value-type="float" office:value="3.32810966449675" calcext:value-type="float">
            <text:p>3.32811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817957217913" calcext:value-type="float">
            <text:p>2.13818</text:p>
          </table:table-cell>
          <table:table-cell office:value-type="float" office:value="2.28535745559169" calcext:value-type="float">
            <text:p>2.28536</text:p>
          </table:table-cell>
          <table:table-cell office:value-type="float" office:value="3.17226795096322" calcext:value-type="float">
            <text:p>3.17227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2512929596263" calcext:value-type="float">
            <text:p>2.12513</text:p>
          </table:table-cell>
          <table:table-cell office:value-type="float" office:value="2.19034513680347" calcext:value-type="float">
            <text:p>2.19035</text:p>
          </table:table-cell>
          <table:table-cell office:value-type="float" office:value="3.31459084084084" calcext:value-type="float">
            <text:p>3.31459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2449178345012" calcext:value-type="float">
            <text:p>2.12449</text:p>
          </table:table-cell>
          <table:table-cell office:value-type="float" office:value="2.1864901359693" calcext:value-type="float">
            <text:p>2.18649</text:p>
          </table:table-cell>
          <table:table-cell office:value-type="float" office:value="3.36458208208208" calcext:value-type="float">
            <text:p>3.36458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SUM([.A1:.A5])" office:value-type="float" office:value="4" calcext:value-type="float">
            <text:p>4</text:p>
          </table:table-cell>
          <table:table-cell table:formula="of:=SUM([.B1:.B5])" office:value-type="float" office:value="3" calcext:value-type="float">
            <text:p>3</text:p>
          </table:table-cell>
          <table:table-cell table:formula="of:=SUM([.C1:.C5])" office:value-type="float" office:value="3" calcext:value-type="float">
            <text:p>3</text:p>
          </table:table-cell>
          <table:table-cell table:formula="of:=SUM([.D1:.D5])" office:value-type="float" office:value="2" calcext:value-type="float">
            <text:p>2</text:p>
          </table:table-cell>
          <table:table-cell table:formula="of:=SUM([.E1:.E5])" office:value-type="float" office:value="2" calcext:value-type="float">
            <text:p>2</text:p>
          </table:table-cell>
          <table:table-cell table:formula="of:=SUM([.F1:.F5])" office:value-type="float" office:value="3" calcext:value-type="float">
            <text:p>3</text:p>
          </table:table-cell>
          <table:table-cell table:formula="of:=SUM([.G1:.G5])" office:value-type="float" office:value="2" calcext:value-type="float">
            <text:p>2</text:p>
          </table:table-cell>
          <table:table-cell table:formula="of:=SUM([.H1:.H5])" office:value-type="float" office:value="2" calcext:value-type="float">
            <text:p>2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2" calcext:value-type="float">
            <text:p>2</text:p>
          </table:table-cell>
          <table:table-cell table:formula="of:=SUM([.K1:.K5])" office:value-type="float" office:value="2" calcext:value-type="float">
            <text:p>2</text:p>
          </table:table-cell>
          <table:table-cell table:formula="of:=SUM([.L1:.L5])" office:value-type="float" office:value="4" calcext:value-type="float">
            <text:p>4</text:p>
          </table:table-cell>
          <table:table-cell table:formula="of:=SUM([.M1:.M5])" office:value-type="float" office:value="5" calcext:value-type="float">
            <text:p>5</text:p>
          </table:table-cell>
          <table:table-cell table:formula="of:=SUM([.N1:.N5])" office:value-type="float" office:value="1" calcext:value-type="float">
            <text:p>1</text:p>
          </table:table-cell>
          <table:table-cell table:formula="of:=SUM([.O1:.O5])" office:value-type="float" office:value="2" calcext:value-type="float">
            <text:p>2</text:p>
          </table:table-cell>
          <table:table-cell table:formula="of:=SUM([.P1:.P5])" office:value-type="float" office:value="2" calcext:value-type="float">
            <text:p>2</text:p>
          </table:table-cell>
          <table:table-cell table:formula="of:=SUM([.Q1:.Q5])" office:value-type="float" office:value="2" calcext:value-type="float">
            <text:p>2</text:p>
          </table:table-cell>
          <table:table-cell table:formula="of:=SUM([.R1:.R5])" office:value-type="float" office:value="0" calcext:value-type="float">
            <text:p>0</text:p>
          </table:table-cell>
          <table:table-cell table:formula="of:=SUM([.S1:.S5])" office:value-type="float" office:value="3" calcext:value-type="float">
            <text:p>3</text:p>
          </table:table-cell>
          <table:table-cell table:formula="of:=SUM([.T1:.T5])" office:value-type="float" office:value="1" calcext:value-type="float">
            <text:p>1</text:p>
          </table:table-cell>
          <table:table-cell table:formula="of:=SUM([.U1:.U5])" office:value-type="float" office:value="1" calcext:value-type="float">
            <text:p>1</text:p>
          </table:table-cell>
          <table:table-cell table:formula="of:=SUM([.V1:.V5])" office:value-type="float" office:value="4" calcext:value-type="float">
            <text:p>4</text:p>
          </table:table-cell>
          <table:table-cell table:formula="of:=SUM([.W1:.W5])" office:value-type="float" office:value="3" calcext:value-type="float">
            <text:p>3</text:p>
          </table:table-cell>
          <table:table-cell table:formula="of:=SUM([.X1:.X5])" office:value-type="float" office:value="2" calcext:value-type="float">
            <text:p>2</text:p>
          </table:table-cell>
          <table:table-cell table:formula="of:=SUM([.Y1:.Y5])" office:value-type="float" office:value="1" calcext:value-type="float">
            <text:p>1</text:p>
          </table:table-cell>
          <table:table-cell table:formula="of:=SUM([.Z1:.Z5])" office:value-type="float" office:value="1" calcext:value-type="float">
            <text:p>1</text:p>
          </table:table-cell>
          <table:table-cell table:formula="of:=SUM([.AA1:.AA5])" office:value-type="float" office:value="5" calcext:value-type="float">
            <text:p>5</text:p>
          </table:table-cell>
          <table:table-cell table:formula="of:=SUM([.AB1:.AB5])" office:value-type="float" office:value="2" calcext:value-type="float">
            <text:p>2</text:p>
          </table:table-cell>
          <table:table-cell table:formula="of:=SUM([.AC1:.AC5])" office:value-type="float" office:value="4" calcext:value-type="float">
            <text:p>4</text:p>
          </table:table-cell>
          <table:table-cell table:formula="of:=SUM([.AD1:.AD5])" office:value-type="float" office:value="3" calcext:value-type="float">
            <text:p>3</text:p>
          </table:table-cell>
          <table:table-cell table:formula="of:=SUM([.AE1:.AE5])" office:value-type="float" office:value="4" calcext:value-type="float">
            <text:p>4</text:p>
          </table:table-cell>
          <table:table-cell table:formula="of:=SUM([.AF1:.AF5])" office:value-type="float" office:value="2" calcext:value-type="float">
            <text:p>2</text:p>
          </table:table-cell>
          <table:table-cell table:formula="of:=SUM([.AG1:.AG5])" office:value-type="float" office:value="2" calcext:value-type="float">
            <text:p>2</text:p>
          </table:table-cell>
          <table:table-cell table:formula="of:=SUM([.AH1:.AH5])" office:value-type="float" office:value="3" calcext:value-type="float">
            <text:p>3</text:p>
          </table:table-cell>
          <table:table-cell table:formula="of:=SUM([.AI1:.AI5])" office:value-type="float" office:value="2" calcext:value-type="float">
            <text:p>2</text:p>
          </table:table-cell>
          <table:table-cell table:formula="of:=SUM([.AJ1:.AJ5])" office:value-type="float" office:value="3" calcext:value-type="float">
            <text:p>3</text:p>
          </table:table-cell>
          <table:table-cell table:formula="of:=SUM([.AK1:.AK5])" office:value-type="float" office:value="3" calcext:value-type="float">
            <text:p>3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3" calcext:value-type="float">
            <text:p>3</text:p>
          </table:table-cell>
          <table:table-cell table:formula="of:=SUM([.AN1:.AN5])" office:value-type="float" office:value="1" calcext:value-type="float">
            <text:p>1</text:p>
          </table:table-cell>
          <table:table-cell table:formula="of:=SUM([.AO1:.AO5])" office:value-type="float" office:value="4" calcext:value-type="float">
            <text:p>4</text:p>
          </table:table-cell>
          <table:table-cell table:formula="of:=SUM([.AP1:.AP5])" office:value-type="float" office:value="1" calcext:value-type="float">
            <text:p>1</text:p>
          </table:table-cell>
          <table:table-cell table:formula="of:=SUM([.AQ1:.AQ5])" office:value-type="float" office:value="2" calcext:value-type="float">
            <text:p>2</text:p>
          </table:table-cell>
          <table:table-cell table:formula="of:=SUM([.AR1:.AR5])" office:value-type="float" office:value="3" calcext:value-type="float">
            <text:p>3</text:p>
          </table:table-cell>
          <table:table-cell table:formula="of:=SUM([.AS1:.AS5])" office:value-type="float" office:value="4" calcext:value-type="float">
            <text:p>4</text:p>
          </table:table-cell>
          <table:table-cell table:formula="of:=SUM([.AT1:.AT5])" office:value-type="float" office:value="2" calcext:value-type="float">
            <text:p>2</text:p>
          </table:table-cell>
          <table:table-cell table:formula="of:=SUM([.AU1:.AU5])" office:value-type="float" office:value="2" calcext:value-type="float">
            <text:p>2</text:p>
          </table:table-cell>
          <table:table-cell table:formula="of:=SUM([.AV1:.AV5])" office:value-type="float" office:value="0" calcext:value-type="float">
            <text:p>0</text:p>
          </table:table-cell>
          <table:table-cell table:formula="of:=SUM([.AW1:.AW5])" office:value-type="float" office:value="3" calcext:value-type="float">
            <text:p>3</text:p>
          </table:table-cell>
          <table:table-cell table:formula="of:=SUM([.AX1:.AX5])" office:value-type="float" office:value="3" calcext:value-type="float">
            <text:p>3</text:p>
          </table:table-cell>
          <table:table-cell table:formula="of:=SUM([.AY1:.AY5])" office:value-type="float" office:value="5" calcext:value-type="float">
            <text:p>5</text:p>
          </table:table-cell>
          <table:table-cell table:formula="of:=SUM([.AZ1:.AZ5])" office:value-type="float" office:value="4" calcext:value-type="float">
            <text:p>4</text:p>
          </table:table-cell>
          <table:table-cell table:formula="of:=SUM([.BA1:.BA5])" office:value-type="float" office:value="4" calcext:value-type="float">
            <text:p>4</text:p>
          </table:table-cell>
          <table:table-cell table:formula="of:=SUM([.BB1:.BB5])" office:value-type="float" office:value="3" calcext:value-type="float">
            <text:p>3</text:p>
          </table:table-cell>
          <table:table-cell table:formula="of:=SUM([.BC1:.BC5])" office:value-type="float" office:value="4" calcext:value-type="float">
            <text:p>4</text:p>
          </table:table-cell>
          <table:table-cell table:formula="of:=SUM([.BD1:.BD5])" office:value-type="float" office:value="2" calcext:value-type="float">
            <text:p>2</text:p>
          </table:table-cell>
          <table:table-cell table:formula="of:=SUM([.BE1:.BE5])" office:value-type="float" office:value="2" calcext:value-type="float">
            <text:p>2</text:p>
          </table:table-cell>
          <table:table-cell table:formula="of:=SUM([.BF1:.BF5])" office:value-type="float" office:value="2" calcext:value-type="float">
            <text:p>2</text:p>
          </table:table-cell>
          <table:table-cell table:formula="of:=SUM([.BG1:.BG5])" office:value-type="float" office:value="1" calcext:value-type="float">
            <text:p>1</text:p>
          </table:table-cell>
          <table:table-cell table:formula="of:=SUM([.BH1:.BH5])" office:value-type="float" office:value="2" calcext:value-type="float">
            <text:p>2</text:p>
          </table:table-cell>
          <table:table-cell table:formula="of:=SUM([.BI1:.BI5])" office:value-type="float" office:value="4" calcext:value-type="float">
            <text:p>4</text:p>
          </table:table-cell>
          <table:table-cell table:formula="of:=SUM([.BJ1:.BJ5])" office:value-type="float" office:value="4" calcext:value-type="float">
            <text:p>4</text:p>
          </table:table-cell>
          <table:table-cell table:formula="of:=SUM([.BK1:.BK5])" office:value-type="float" office:value="2" calcext:value-type="float">
            <text:p>2</text:p>
          </table:table-cell>
          <table:table-cell table:formula="of:=SUM([.BL1:.BL5])" office:value-type="float" office:value="4" calcext:value-type="float">
            <text:p>4</text:p>
          </table:table-cell>
          <table:table-cell table:formula="of:=SUM([.BM1:.BM5])" office:value-type="float" office:value="1" calcext:value-type="float">
            <text:p>1</text:p>
          </table:table-cell>
          <table:table-cell table:formula="of:=SUM([.BN1:.BN5])" office:value-type="float" office:value="0" calcext:value-type="float">
            <text:p>0</text:p>
          </table:table-cell>
          <table:table-cell table:formula="of:=SUM([.BO1:.BO5])" office:value-type="float" office:value="0" calcext:value-type="float">
            <text:p>0</text:p>
          </table:table-cell>
          <table:table-cell table:formula="of:=SUM([.BP1:.BP5])" office:value-type="float" office:value="4" calcext:value-type="float">
            <text:p>4</text:p>
          </table:table-cell>
          <table:table-cell table:formula="of:=SUM([.BQ1:.BQ5])" office:value-type="float" office:value="4" calcext:value-type="float">
            <text:p>4</text:p>
          </table:table-cell>
          <table:table-cell table:formula="of:=SUM([.BR1:.BR5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2T13:03:12.577484043</dc:date>
    <meta:document-statistic meta:table-count="1" meta:cell-count="4639" meta:object-count="0"/>
    <meta:generator>LibreOffice/4.2.8.2$Linux_X86_64 LibreOffice_project/420m0$Build-2</meta:generator>
  </office:meta>
</office:document-meta>
</file>